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Heading_20_3">
      <style:text-properties fo:font-size="20pt" style:font-size-asian="20pt" style:font-size-complex="20pt"/>
    </style:style>
    <style:style style:name="P3" style:family="paragraph" style:parent-style-name="Heading_20_3">
      <style:paragraph-properties fo:text-align="center" style:justify-single-word="false"/>
      <style:text-properties officeooo:paragraph-rsid="000210a9"/>
    </style:style>
    <style:style style:name="P4" style:family="paragraph" style:parent-style-name="Heading_20_4">
      <style:text-properties fo:font-size="18pt" style:font-size-asian="18pt" style:font-size-complex="18pt"/>
    </style:style>
    <style:style style:name="P5" style:family="paragraph" style:parent-style-name="Heading_20_5">
      <style:text-properties fo:font-size="18pt" style:font-size-asian="18pt" style:font-size-complex="18pt"/>
    </style:style>
    <style:style style:name="P6" style:family="paragraph" style:parent-style-name="Heading_20_5">
      <style:text-properties fo:font-size="15pt" style:font-size-asian="15pt" style:font-size-complex="15pt"/>
    </style:style>
    <style:style style:name="P7" style:family="paragraph" style:parent-style-name="Heading_20_5">
      <style:paragraph-properties fo:text-align="start" style:justify-single-word="false"/>
    </style:style>
    <style:style style:name="P8" style:family="paragraph" style:parent-style-name="Horizontal_20_Line">
      <style:text-properties fo:font-size="14pt" style:font-size-asian="14pt" style:font-size-complex="14pt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19"/>
    <style:style style:name="P28" style:family="paragraph" style:parent-style-name="Text_20_body" style:list-style-name="L20"/>
    <style:style style:name="P29" style:family="paragraph" style:parent-style-name="Text_20_body" style:list-style-name="L21"/>
    <style:style style:name="P30" style:family="paragraph" style:parent-style-name="Text_20_body" style:list-style-name="L22"/>
    <style:style style:name="P31" style:family="paragraph" style:parent-style-name="Text_20_body" style:list-style-name="L23"/>
    <style:style style:name="P32" style:family="paragraph" style:parent-style-name="Text_20_body" style:list-style-name="L24"/>
    <style:style style:name="P33" style:family="paragraph" style:parent-style-name="Text_20_body" style:list-style-name="L25"/>
    <style:style style:name="P34" style:family="paragraph" style:parent-style-name="Text_20_body" style:list-style-name="L26"/>
    <style:style style:name="P35" style:family="paragraph" style:parent-style-name="Text_20_body" style:list-style-name="L27"/>
    <style:style style:name="P36" style:family="paragraph" style:parent-style-name="Text_20_body" style:list-style-name="L28"/>
    <style:style style:name="P37" style:family="paragraph" style:parent-style-name="Text_20_body" style:list-style-name="L29"/>
    <style:style style:name="P38" style:family="paragraph" style:parent-style-name="Text_20_body" style:list-style-name="L30"/>
    <style:style style:name="P39" style:family="paragraph" style:parent-style-name="Text_20_body" style:list-style-name="L31"/>
    <style:style style:name="P40" style:family="paragraph" style:parent-style-name="Text_20_body" style:list-style-name="L32"/>
    <style:style style:name="P41" style:family="paragraph" style:parent-style-name="Text_20_body" style:list-style-name="L33"/>
    <style:style style:name="P42" style:family="paragraph" style:parent-style-name="Text_20_body" style:list-style-name="L34"/>
    <style:style style:name="P43" style:family="paragraph" style:parent-style-name="Text_20_body" style:list-style-name="L35"/>
    <style:style style:name="P44" style:family="paragraph" style:parent-style-name="Text_20_body" style:list-style-name="L36"/>
    <style:style style:name="P45" style:family="paragraph" style:parent-style-name="Text_20_body" style:list-style-name="L37"/>
    <style:style style:name="P46" style:family="paragraph" style:parent-style-name="Text_20_body" style:list-style-name="L38"/>
    <style:style style:name="P47" style:family="paragraph" style:parent-style-name="Text_20_body" style:list-style-name="L39"/>
    <style:style style:name="P48" style:family="paragraph" style:parent-style-name="Text_20_body" style:list-style-name="L41"/>
    <style:style style:name="P49" style:family="paragraph" style:parent-style-name="Text_20_body" style:list-style-name="L41">
      <style:paragraph-properties fo:margin-top="0cm" fo:margin-bottom="0cm" style:contextual-spacing="false"/>
    </style:style>
    <style:style style:name="P50" style:family="paragraph" style:parent-style-name="Text_20_body" style:list-style-name="L42"/>
    <style:style style:name="P51" style:family="paragraph" style:parent-style-name="Text_20_body" style:list-style-name="L42">
      <style:paragraph-properties fo:margin-top="0cm" fo:margin-bottom="0cm" style:contextual-spacing="false"/>
    </style:style>
    <style:style style:name="P52" style:family="paragraph" style:parent-style-name="Text_20_body" style:list-style-name="L43"/>
    <style:style style:name="P53" style:family="paragraph" style:parent-style-name="Text_20_body" style:list-style-name="L43">
      <style:paragraph-properties fo:margin-top="0cm" fo:margin-bottom="0cm" style:contextual-spacing="false"/>
    </style:style>
    <style:style style:name="P54" style:family="paragraph" style:parent-style-name="Text_20_body" style:list-style-name="L44"/>
    <style:style style:name="P55" style:family="paragraph" style:parent-style-name="Text_20_body" style:list-style-name="L44">
      <style:paragraph-properties fo:margin-top="0cm" fo:margin-bottom="0cm" style:contextual-spacing="false"/>
    </style:style>
    <style:style style:name="P56" style:family="paragraph" style:parent-style-name="Text_20_body" style:list-style-name="L45"/>
    <style:style style:name="P57" style:family="paragraph" style:parent-style-name="Text_20_body" style:list-style-name="L45">
      <style:paragraph-properties fo:margin-top="0cm" fo:margin-bottom="0cm" style:contextual-spacing="false"/>
    </style:style>
    <style:style style:name="P58" style:family="paragraph" style:parent-style-name="Text_20_body" style:list-style-name="L47"/>
    <style:style style:name="P59" style:family="paragraph" style:parent-style-name="Text_20_body" style:list-style-name="L47">
      <style:paragraph-properties fo:margin-top="0cm" fo:margin-bottom="0cm" style:contextual-spacing="false"/>
    </style:style>
    <style:style style:name="P60" style:family="paragraph" style:parent-style-name="Text_20_body">
      <style:text-properties fo:font-size="14pt" style:font-size-asian="14pt" style:font-size-complex="14pt"/>
    </style:style>
    <style:style style:name="P61" style:family="paragraph" style:parent-style-name="Text_20_body" style:list-style-name="L40">
      <style:paragraph-properties fo:margin-top="0cm" fo:margin-bottom="0cm" style:contextual-spacing="false"/>
      <style:text-properties fo:font-size="14pt" style:font-size-asian="14pt" style:font-size-complex="14pt"/>
    </style:style>
    <style:style style:name="P62" style:family="paragraph" style:parent-style-name="Text_20_body" style:list-style-name="L40">
      <style:text-properties fo:font-size="14pt" style:font-size-asian="14pt" style:font-size-complex="14pt"/>
    </style:style>
    <style:style style:name="P63" style:family="paragraph" style:parent-style-name="Text_20_body" style:list-style-name="L46">
      <style:paragraph-properties fo:margin-top="0cm" fo:margin-bottom="0cm" style:contextual-spacing="false"/>
      <style:text-properties fo:font-size="14pt" style:font-size-asian="14pt" style:font-size-complex="14pt"/>
    </style:style>
    <style:style style:name="P64" style:family="paragraph" style:parent-style-name="Text_20_body" style:list-style-name="L46">
      <style:text-properties fo:font-size="14pt" style:font-size-asian="14pt" style:font-size-complex="14pt"/>
    </style:style>
    <style:style style:name="P65" style:family="paragraph" style:parent-style-name="Text_20_body" style:list-style-name="L55"/>
    <style:style style:name="P66" style:family="paragraph" style:parent-style-name="Text_20_body" style:list-style-name="L55">
      <style:paragraph-properties fo:margin-top="0cm" fo:margin-bottom="0cm" style:contextual-spacing="false"/>
    </style:style>
    <style:style style:name="P67" style:family="paragraph" style:parent-style-name="Text_20_body" style:list-style-name="L56"/>
    <style:style style:name="P68" style:family="paragraph" style:parent-style-name="Text_20_body" style:list-style-name="L56">
      <style:paragraph-properties fo:margin-top="0cm" fo:margin-bottom="0cm" style:contextual-spacing="false"/>
    </style:style>
    <style:style style:name="P69" style:family="paragraph" style:parent-style-name="Text_20_body" style:list-style-name="L57"/>
    <style:style style:name="P70" style:family="paragraph" style:parent-style-name="Text_20_body" style:list-style-name="L57">
      <style:paragraph-properties fo:margin-top="0cm" fo:margin-bottom="0cm" style:contextual-spacing="false"/>
    </style:style>
    <style:style style:name="P71" style:family="paragraph" style:parent-style-name="Text_20_body" style:list-style-name="L58"/>
    <style:style style:name="P72" style:family="paragraph" style:parent-style-name="Text_20_body" style:list-style-name="L58">
      <style:paragraph-properties fo:margin-top="0cm" fo:margin-bottom="0cm" style:contextual-spacing="false"/>
    </style:style>
    <style:style style:name="P73" style:family="paragraph" style:parent-style-name="Text_20_body" style:list-style-name="L59"/>
    <style:style style:name="P74" style:family="paragraph" style:parent-style-name="Text_20_body" style:list-style-name="L59">
      <style:paragraph-properties fo:margin-top="0cm" fo:margin-bottom="0cm" style:contextual-spacing="false"/>
    </style:style>
    <style:style style:name="P75" style:family="paragraph" style:parent-style-name="Text_20_body" style:list-style-name="L60"/>
    <style:style style:name="P76" style:family="paragraph" style:parent-style-name="Text_20_body" style:list-style-name="L60">
      <style:paragraph-properties fo:margin-top="0cm" fo:margin-bottom="0cm" style:contextual-spacing="false"/>
    </style:style>
    <style:style style:name="P77" style:family="paragraph" style:parent-style-name="Text_20_body" style:list-style-name="L61"/>
    <style:style style:name="P78" style:family="paragraph" style:parent-style-name="Text_20_body" style:list-style-name="L61">
      <style:paragraph-properties fo:margin-top="0cm" fo:margin-bottom="0cm" style:contextual-spacing="false"/>
    </style:style>
    <style:style style:name="P79" style:family="paragraph" style:parent-style-name="Text_20_body" style:list-style-name="L62">
      <style:paragraph-properties fo:margin-top="0cm" fo:margin-bottom="0cm" style:contextual-spacing="false"/>
    </style:style>
    <style:style style:name="P80" style:family="paragraph" style:parent-style-name="Text_20_body" style:list-style-name="L62">
      <style:text-properties officeooo:paragraph-rsid="000210a9"/>
    </style:style>
    <style:style style:name="P81" style:family="paragraph" style:parent-style-name="Text_20_body">
      <style:paragraph-properties fo:text-align="center" style:justify-single-word="false"/>
      <style:text-properties fo:font-size="32pt" style:font-size-asian="32pt" style:font-size-complex="32pt"/>
    </style:style>
    <style:style style:name="P82" style:family="paragraph" style:parent-style-name="Text_20_body">
      <style:text-properties fo:font-size="15pt" style:font-size-asian="15pt" style:font-size-complex="15pt"/>
    </style:style>
    <style:style style:name="P83" style:family="paragraph" style:parent-style-name="Text_20_body" style:list-style-name="L48">
      <style:paragraph-properties fo:margin-top="0cm" fo:margin-bottom="0cm" style:contextual-spacing="false"/>
      <style:text-properties fo:font-size="15pt" style:font-size-asian="15pt" style:font-size-complex="15pt"/>
    </style:style>
    <style:style style:name="P84" style:family="paragraph" style:parent-style-name="Text_20_body" style:list-style-name="L48">
      <style:text-properties fo:font-size="15pt" style:font-size-asian="15pt" style:font-size-complex="15pt"/>
    </style:style>
    <style:style style:name="P85" style:family="paragraph" style:parent-style-name="Text_20_body" style:list-style-name="L49">
      <style:paragraph-properties fo:margin-top="0cm" fo:margin-bottom="0cm" style:contextual-spacing="false"/>
      <style:text-properties fo:font-size="15pt" style:font-size-asian="15pt" style:font-size-complex="15pt"/>
    </style:style>
    <style:style style:name="P86" style:family="paragraph" style:parent-style-name="Text_20_body" style:list-style-name="L49">
      <style:text-properties fo:font-size="15pt" style:font-size-asian="15pt" style:font-size-complex="15pt"/>
    </style:style>
    <style:style style:name="P87" style:family="paragraph" style:parent-style-name="Text_20_body" style:list-style-name="L50">
      <style:paragraph-properties fo:margin-top="0cm" fo:margin-bottom="0cm" style:contextual-spacing="false"/>
      <style:text-properties fo:font-size="15pt" style:font-size-asian="15pt" style:font-size-complex="15pt"/>
    </style:style>
    <style:style style:name="P88" style:family="paragraph" style:parent-style-name="Text_20_body" style:list-style-name="L50">
      <style:text-properties fo:font-size="15pt" style:font-size-asian="15pt" style:font-size-complex="15pt"/>
    </style:style>
    <style:style style:name="P89" style:family="paragraph" style:parent-style-name="Text_20_body" style:list-style-name="L51">
      <style:paragraph-properties fo:margin-top="0cm" fo:margin-bottom="0cm" style:contextual-spacing="false"/>
      <style:text-properties fo:font-size="15pt" style:font-size-asian="15pt" style:font-size-complex="15pt"/>
    </style:style>
    <style:style style:name="P90" style:family="paragraph" style:parent-style-name="Text_20_body" style:list-style-name="L51">
      <style:text-properties fo:font-size="15pt" style:font-size-asian="15pt" style:font-size-complex="15pt"/>
    </style:style>
    <style:style style:name="P91" style:family="paragraph" style:parent-style-name="Text_20_body" style:list-style-name="L52">
      <style:paragraph-properties fo:margin-top="0cm" fo:margin-bottom="0cm" style:contextual-spacing="false"/>
      <style:text-properties fo:font-size="15pt" style:font-size-asian="15pt" style:font-size-complex="15pt"/>
    </style:style>
    <style:style style:name="P92" style:family="paragraph" style:parent-style-name="Text_20_body" style:list-style-name="L52">
      <style:text-properties fo:font-size="15pt" style:font-size-asian="15pt" style:font-size-complex="15pt"/>
    </style:style>
    <style:style style:name="P93" style:family="paragraph" style:parent-style-name="Text_20_body" style:list-style-name="L53">
      <style:paragraph-properties fo:margin-top="0cm" fo:margin-bottom="0cm" style:contextual-spacing="false"/>
      <style:text-properties fo:font-size="15pt" style:font-size-asian="15pt" style:font-size-complex="15pt"/>
    </style:style>
    <style:style style:name="P94" style:family="paragraph" style:parent-style-name="Text_20_body" style:list-style-name="L53">
      <style:text-properties fo:font-size="15pt" style:font-size-asian="15pt" style:font-size-complex="15pt"/>
    </style:style>
    <style:style style:name="P95" style:family="paragraph" style:parent-style-name="Text_20_body" style:list-style-name="L54">
      <style:paragraph-properties fo:margin-top="0cm" fo:margin-bottom="0cm" style:contextual-spacing="false"/>
      <style:text-properties fo:font-size="15pt" style:font-size-asian="15pt" style:font-size-complex="15pt"/>
    </style:style>
    <style:style style:name="P96" style:family="paragraph" style:parent-style-name="Text_20_body" style:list-style-name="L54">
      <style:text-properties fo:font-size="15pt" style:font-size-asian="15pt" style:font-size-complex="15pt"/>
    </style:style>
    <style:style style:name="P97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Дипломная работа</text:h>
      <text:p text:style-name="P81"/>
      <text:h text:style-name="Heading_20_2" text:outline-level="2">Тема: "Разработка веб-приложения для управления задачами на основе Java Spring Boot"</text:h>
      <text:p text:style-name="Horizontal_20_Line"/>
      <text:h text:style-name="P2" text:outline-level="3">Введение</text:h>
      <text:p text:style-name="Text_20_body"><text:span text:style-name="Strong_20_Emphasis"><text:span text:style-name="T2">Актуальность темы</text:span></text:span></text:p>
      <text:p text:style-name="P82">Управление задачами является важной частью любой профессиональной деятельности. Организация рабочего времени и эффективное распределение задач помогают повысить производительность как на личном уровне, так и в рамках команды или всей организации. В последние годы наблюдается рост интереса к веб-приложениям для управления задачами, так как они обеспечивают доступность, простоту в использовании и интеграцию с другими инструментами.</text:p>
      <text:p text:style-name="P82">В последние десятилетия все больше компаний и индивидуальных пользователей переходят к веб-приложениям для управления своими проектами, задачами и временем. Приложения, такие как Trello, Asana, и Microsoft To-Do, обеспечивают базовый функционал для работы с задачами, однако все они имеют свои ограничения. Некоторые из них недостаточно гибкие для настройки под конкретные нужды, в то время как другие могут быть дорогостоящими для корпоративных клиентов.</text:p>
      <text:p text:style-name="P82">Для решения этих проблем, а также для удовлетворения потребностей небольших команд и индивидуальных пользователей в высококачественном и гибко настраиваемом инструменте для управления задачами, была выбрана тема данной работы — создание веб-приложения для управления задачами с использованием технологий Java Spring Boot, Hibernate и PostgreSQL.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oft-page-break/><text:span text:style-name="Strong_20_Emphasis"><text:span text:style-name="T2">Цель работы</text:span></text:span></text:p>
      <text:p text:style-name="P82">Цель данной дипломной работы — разработать веб-приложение для управления задачами, которое будет включать в себя функциональность регистрации и аутентификации пользователей, а также возможность создания, редактирования, удаления и фильтрации задач. Система должна быть реализована на основе популярных технологий Java, таких как Spring Boot, Hibernate и PostgreSQL, а также обеспечивать безопасную работу с данными и быть готовой к дальнейшему расширению функционала.</text:p>
      <text:p text:style-name="P82"/>
      <text:p text:style-name="Text_20_body"><text:span text:style-name="Strong_20_Emphasis"><text:span text:style-name="T2">Задачи работы</text:span></text:span></text:p>
      <text:list text:style-name="L48">
        <text:list-item>
          <text:p text:style-name="P83">Изучить существующие решения в области управления задачами и их архитектурные подходы.</text:p>
        </text:list-item>
        <text:list-item>
          <text:p text:style-name="P83">Разработать архитектуру приложения, используя Spring Boot и другие современные инструменты.</text:p>
        </text:list-item>
        <text:list-item>
          <text:p text:style-name="P83">Реализовать функционал регистрации пользователей, аутентификации и авторизации.</text:p>
        </text:list-item>
        <text:list-item>
          <text:p text:style-name="P83">Разработать систему работы с задачами, включая CRUD-операции.</text:p>
        </text:list-item>
        <text:list-item>
          <text:p text:style-name="P83">Организовать хранение данных с помощью реляционной базы данных PostgreSQL.</text:p>
        </text:list-item>
        <text:list-item>
          <text:p text:style-name="P83">Провести тестирование приложения для оценки его производительности и стабильности.</text:p>
        </text:list-item>
        <text:list-item>
          <text:p text:style-name="P84">Оценить возможности расширения функционала и внедрения дополнительных возможностей.</text:p>
        </text:list-item>
      </text:list>
      <text:p text:style-name="Horizontal_20_Line"/>
      <text:h text:style-name="Heading_20_3" text:outline-level="3"><text:span text:style-name="T3">Теоретическая часть</text:span></text:h>
      <text:p text:style-name="Text_20_body"/>
      <text:h text:style-name="P4" text:outline-level="4">1. Обзор технологий и инструментов</text:h>
      <text:h text:style-name="P7" text:outline-level="5"><text:span text:style-name="T2">Java Spring Boot</text:span></text:h>
      <text:p text:style-name="Text_20_body"><text:span text:style-name="Strong_20_Emphasis"><text:span text:style-name="T4">Spring Boot</text:span></text:span><text:span text:style-name="T4"> — это популярный фреймворк для создания веб-приложений на языке Java, который облегчает процесс разработки и деплоя приложений. Он предоставляет множество готовых решений для построения сервисов, сокращая необходимость в сложной конфигурации и </text:span><text:soft-page-break/><text:span text:style-name="T4">настройках. С использованием Spring Boot можно легко создать веб-приложение с встроенным сервером, настроить взаимодействие с базой данных, а также разработать RESTful API.</text:span></text:p>
      <text:p text:style-name="P82">Основными преимуществами Spring Boot являются:</text:p>
      <text:list text:style-name="L49">
        <text:list-item>
          <text:p text:style-name="P85">Простота в создании и настройке веб-приложений.</text:p>
        </text:list-item>
        <text:list-item>
          <text:p text:style-name="P85">Встроенные механизмы для работы с базами данных.</text:p>
        </text:list-item>
        <text:list-item>
          <text:p text:style-name="P85">Широкая интеграция с внешними сервисами и библиотеками.</text:p>
        </text:list-item>
        <text:list-item>
          <text:p text:style-name="P85">Поддержка создания REST API.</text:p>
        </text:list-item>
        <text:list-item>
          <text:p text:style-name="P86">Возможности для масштабирования и модульности приложения.</text:p>
        </text:list-item>
      </text:list>
      <text:p text:style-name="P82">Использование Spring Boot в проекте для управления задачами позволяет обеспечить быстрый старт разработки, минимизировать количество конфигураций и упростить поддержку приложения в будущем.</text:p>
      <text:h text:style-name="P5" text:outline-level="5">Hibernate</text:h>
      <text:p text:style-name="Text_20_body"><text:span text:style-name="Strong_20_Emphasis"><text:span text:style-name="T4">Hibernate</text:span></text:span><text:span text:style-name="T4"> — это объектно-реляционный маппер (ORM) для Java, который позволяет разработчикам работать с реляционными базами данных, не сталкиваясь с необходимостью писать SQL-запросы вручную. Hibernate автоматически преобразует объекты Java в записи базы данных и обратно, предоставляя удобный API для работы с данными.</text:span></text:p>
      <text:p text:style-name="P82">Основные преимущества использования Hibernate:</text:p>
      <text:list text:style-name="L50">
        <text:list-item>
          <text:p text:style-name="P87">Уменьшение объема повторяющегося кода.</text:p>
        </text:list-item>
        <text:list-item>
          <text:p text:style-name="P87">Автоматическое управление транзакциями.</text:p>
        </text:list-item>
        <text:list-item>
          <text:p text:style-name="P87">Поддержка сложных связей между сущностями (например, один ко многим и многие ко многим).</text:p>
        </text:list-item>
        <text:list-item>
          <text:p text:style-name="P88">Кеширование данных для повышения производительности.</text:p>
        </text:list-item>
      </text:list>
      <text:p text:style-name="P82">В рамках данного проекта Hibernate используется для работы с базой данных PostgreSQL, обеспечивая эффективное управление данными и высокую производительность.</text:p>
      <text:h text:style-name="P5" text:outline-level="5">PostgreSQL</text:h>
      <text:p text:style-name="Text_20_body"><text:span text:style-name="Strong_20_Emphasis"><text:span text:style-name="T4">PostgreSQL</text:span></text:span><text:span text:style-name="T4"> — это объектно-реляционная база данных с открытым исходным кодом, которая активно используется для хранения данных в различных типах приложений, включая веб-приложения. PostgreSQL является высокопроизводительным и надежным решением для хранения </text:span><text:soft-page-break/><text:span text:style-name="T4">больших объемов данных, поддерживает расширенные возможности, такие как индексация и создание сложных запросов.</text:span></text:p>
      <text:p text:style-name="P82">Преимущества PostgreSQL:</text:p>
      <text:list text:style-name="L51">
        <text:list-item>
          <text:p text:style-name="P89">Высокая производительность и масштабируемость.</text:p>
        </text:list-item>
        <text:list-item>
          <text:p text:style-name="P89">Поддержка транзакций и сложных SQL-запросов.</text:p>
        </text:list-item>
        <text:list-item>
          <text:p text:style-name="P89">Мощные инструменты для работы с данными.</text:p>
        </text:list-item>
        <text:list-item>
          <text:p text:style-name="P90">Хорошая документация и активное сообщество разработчиков.</text:p>
        </text:list-item>
      </text:list>
      <text:p text:style-name="P82">Для данного проекта PostgreSQL является оптимальным выбором, так как он предоставляет необходимую гибкость и высокую производительность при работе с данными.</text:p>
      <text:h text:style-name="P5" text:outline-level="5">REST API</text:h>
      <text:p text:style-name="Text_20_body"><text:span text:style-name="Strong_20_Emphasis"><text:span text:style-name="T4">REST (Representational State Transfer)</text:span></text:span><text:span text:style-name="T4"> — это архитектурный стиль, используемый для разработки распределенных приложений. RESTful API позволяет системам обмениваться данными через HTTP-запросы, что делает его идеальным выбором для разработки веб-приложений и микросервисов.</text:span></text:p>
      <text:p text:style-name="P82">Основные принципы REST:</text:p>
      <text:list text:style-name="L52">
        <text:list-item>
          <text:p text:style-name="P91">Взаимодействие через стандартные HTTP-методы (GET, POST, PUT, DELETE).</text:p>
        </text:list-item>
        <text:list-item>
          <text:p text:style-name="P91">Отделение клиентской и серверной части.</text:p>
        </text:list-item>
        <text:list-item>
          <text:p text:style-name="P91">Простой и легковесный обмен данными (чаще всего в формате JSON).</text:p>
        </text:list-item>
        <text:list-item>
          <text:p text:style-name="P92">Масштабируемость и независимость компонентов.</text:p>
        </text:list-item>
      </text:list>
      <text:p text:style-name="P82">Использование REST API в проекте позволяет создать модульную и расширяемую архитектуру, которая легко интегрируется с другими приложениями и сервисами.</text:p>
      <text:h text:style-name="P4" text:outline-level="4">2. Анализ существующих решений</text:h>
      <text:p text:style-name="Text_20_body"><text:span text:style-name="T4">На рынке существует множество приложений для управления задачами, каждое из которых имеет свои особенности и преимущества. Приложения, такие как </text:span><text:span text:style-name="Strong_20_Emphasis"><text:span text:style-name="T4">Trello</text:span></text:span><text:span text:style-name="T4">, </text:span><text:span text:style-name="Strong_20_Emphasis"><text:span text:style-name="T4">Asana</text:span></text:span><text:span text:style-name="T4">, и </text:span><text:span text:style-name="Strong_20_Emphasis"><text:span text:style-name="T4">Microsoft To-Do</text:span></text:span><text:span text:style-name="T4"> предоставляют пользователям удобные интерфейсы для создания и управления задачами, а также </text:span><text:soft-page-break/><text:span text:style-name="T4">позволяют работать в команде и интегрировать сервисы с внешними инструментами, такими как Google Calendar или Slack.</text:span></text:p>
      <text:p text:style-name="P82">Однако, эти сервисы имеют ряд ограничений, таких как:</text:p>
      <text:list text:style-name="L53">
        <text:list-item>
          <text:p text:style-name="P93">Недостаточная кастомизация под индивидуальные требования пользователей.</text:p>
        </text:list-item>
        <text:list-item>
          <text:p text:style-name="P93">Высокая стоимость платных версий, особенно для крупных команд.</text:p>
        </text:list-item>
        <text:list-item>
          <text:p text:style-name="P94">Ограниченные возможности для интеграции с внутренними системами.</text:p>
        </text:list-item>
      </text:list>
      <text:p text:style-name="P82">Разработка собственного решения предоставляет следующие преимущества:</text:p>
      <text:list text:style-name="L54">
        <text:list-item>
          <text:p text:style-name="P95">Возможность создания приложения, которое будет полностью соответствовать нуждам компании или команды.</text:p>
        </text:list-item>
        <text:list-item>
          <text:p text:style-name="P95">Гибкость в настройке функционала, включая возможность добавления новых возможностей в будущем.</text:p>
        </text:list-item>
        <text:list-item>
          <text:p text:style-name="P96">Контроль за безопасностью данных и возможность интеграции с другими внутренними системами.</text:p>
        </text:list-item>
      </text:list>
      <text:p text:style-name="P82">Таким образом, создание собственного веб-приложения для управления задачами является разумным шагом для организаций, которые нуждаются в кастомизированных и безопасных решениях.</text:p>
      <text:p text:style-name="Horizontal_20_Line"/>
      <text:h text:style-name="P2" text:outline-level="3">Практическая часть</text:h>
      <text:h text:style-name="P4" text:outline-level="4">1. Архитектура приложения</text:h>
      <text:p text:style-name="Text_20_body"><text:span text:style-name="T4">Приложение построено по принципу </text:span><text:span text:style-name="Strong_20_Emphasis"><text:span text:style-name="T4">MVC (Model-View-Controller)</text:span></text:span><text:span text:style-name="T4">, где:</text:span></text:p>
      <text:list text:style-name="L55">
        <text:list-item>
          <text:p text:style-name="P66"><text:span text:style-name="Strong_20_Emphasis"><text:span text:style-name="T4">Model</text:span></text:span><text:span text:style-name="T4"> — это сущности, которые отражают данные, хранящиеся в базе данных. Например, сущности </text:span><text:span text:style-name="Source_20_Text"><text:span text:style-name="T4">User</text:span></text:span><text:span text:style-name="T4">, </text:span><text:span text:style-name="Source_20_Text"><text:span text:style-name="T4">Task</text:span></text:span><text:span text:style-name="T4">, </text:span><text:span text:style-name="Source_20_Text"><text:span text:style-name="T4">Attachment</text:span></text:span><text:span text:style-name="T4">.</text:span></text:p>
        </text:list-item>
        <text:list-item>
          <text:p text:style-name="P66"><text:span text:style-name="Strong_20_Emphasis"><text:span text:style-name="T4">View</text:span></text:span><text:span text:style-name="T4"> — это представление данных для пользователя, в данном проекте отображается на фронтенде.</text:span></text:p>
        </text:list-item>
        <text:list-item>
          <text:p text:style-name="P65"><text:span text:style-name="Strong_20_Emphasis"><text:span text:style-name="T4">Controller</text:span></text:span><text:span text:style-name="T4"> — это слой, который обрабатывает HTTP-запросы от пользователя и взаимодействует с Model для выполнения операций.</text:span></text:p>
        </text:list-item>
      </text:list>
      <text:p text:style-name="P82">Архитектура системы поддерживает модульность, что позволяет легко масштабировать приложение, добавлять новые функциональные возможности и интегрировать его с другими системами. Взаимодействие <text:soft-page-break/>между компонентами приложения происходит через REST API, что делает систему гибкой и независимой от технологии реализации фронтенда.</text:p>
      <text:p text:style-name="P82">Приложение состоит из нескольких основных компонентов:</text:p>
      <text:list text:style-name="L56">
        <text:list-item>
          <text:p text:style-name="P68"><text:span text:style-name="Strong_20_Emphasis"><text:span text:style-name="T4">Controller</text:span></text:span><text:span text:style-name="T4">: Обрабатывает запросы от пользователя, выполняет нужные действия и возвращает ответы.</text:span></text:p>
        </text:list-item>
        <text:list-item>
          <text:p text:style-name="P68"><text:span text:style-name="Strong_20_Emphasis"><text:span text:style-name="T4">Service</text:span></text:span><text:span text:style-name="T4">: Логика приложения, включая операции с задачами и пользователями.</text:span></text:p>
        </text:list-item>
        <text:list-item>
          <text:p text:style-name="P67"><text:span text:style-name="Strong_20_Emphasis"><text:span text:style-name="T4">Repository</text:span></text:span><text:span text:style-name="T4">: Взаимодействие с базой данных через JPA.</text:span></text:p>
        </text:list-item>
      </text:list>
      <text:h text:style-name="P5" text:outline-level="5">Пример структуры приложения:</text:h>
      <text:list text:style-name="L57">
        <text:list-item>
          <text:p text:style-name="P70"><text:span text:style-name="Strong_20_Emphasis"><text:span text:style-name="T4">UserController</text:span></text:span><text:span text:style-name="T4">: Регистрация и аутентификация пользователей.</text:span></text:p>
        </text:list-item>
        <text:list-item>
          <text:p text:style-name="P70"><text:span text:style-name="Strong_20_Emphasis"><text:span text:style-name="T4">TaskController</text:span></text:span><text:span text:style-name="T4">: Управление задачами (создание, редактирование, удаление).</text:span></text:p>
        </text:list-item>
        <text:list-item>
          <text:p text:style-name="P69"><text:span text:style-name="Strong_20_Emphasis"><text:span text:style-name="T4">AttachmentController</text:span></text:span><text:span text:style-name="T4">: Управление вложениями.</text:span></text:p>
        </text:list-item>
      </text:list>
      <text:h text:style-name="P4" text:outline-level="4">2. Реализация функционала</text:h>
      <text:h text:style-name="P6" text:outline-level="5">Регистрация и аутентификация пользователей</text:h>
      <text:p text:style-name="Text_20_body"><text:span text:style-name="T4">Система аутентификации и авторизации в приложении реализована с использованием </text:span><text:span text:style-name="Strong_20_Emphasis"><text:span text:style-name="T4">Spring Security</text:span></text:span><text:span text:style-name="T4">. Для обеспечения безопасности пароли пользователей шифруются с помощью алгоритма </text:span><text:span text:style-name="Strong_20_Emphasis"><text:span text:style-name="T4">BCrypt</text:span></text:span><text:span text:style-name="T4">. Система поддерживает различные роли пользователей (например, администратор и обычный пользователь), что позволяет управлять доступом к разным частям приложения.</text:span></text:p>
      <text:h text:style-name="P6" text:outline-level="5">Управление задачами (CRUD)</text:h>
      <text:p text:style-name="P82">В приложение реализован полный функционал для работы с задачами:</text:p>
      <text:list text:style-name="L58">
        <text:list-item>
          <text:p text:style-name="P72"><text:span text:style-name="Strong_20_Emphasis"><text:span text:style-name="T4">Создание задач</text:span></text:span><text:span text:style-name="T4">: Пользователи могут создавать задачи с указанием заголовка, описания, срока выполнения и приоритета.</text:span></text:p>
        </text:list-item>
        <text:list-item>
          <text:p text:style-name="P72"><text:span text:style-name="Strong_20_Emphasis"><text:span text:style-name="T4">Чтение задач</text:span></text:span><text:span text:style-name="T4">: Задачи могут быть фильтруемыми по статусу, приоритету, дате выполнения.</text:span></text:p>
        </text:list-item>
        <text:list-item>
          <text:p text:style-name="P72"><text:span text:style-name="Strong_20_Emphasis"><text:span text:style-name="T4">Редактирование задач</text:span></text:span><text:span text:style-name="T4">: Возможность изменения статуса задач и добавления комментариев.</text:span></text:p>
        </text:list-item>
        <text:list-item>
          <text:p text:style-name="P71"><text:span text:style-name="Strong_20_Emphasis"><text:span text:style-name="T4">Удаление задач</text:span></text:span><text:span text:style-name="T4">: Задачи могут быть удалены, при этом они сохраняются в базе данных для возможного восстановления.</text:span></text:p>
        </text:list-item>
      </text:list>
      <text:h text:style-name="P6" text:outline-level="5"><text:soft-page-break/>Дополнительный функционал</text:h>
      <text:list text:style-name="L59">
        <text:list-item>
          <text:p text:style-name="P74"><text:span text:style-name="Strong_20_Emphasis"><text:span text:style-name="T4">Сортировка задач</text:span></text:span><text:span text:style-name="T4">: По дате создания, сроку выполнения и приоритету.</text:span></text:p>
        </text:list-item>
        <text:list-item>
          <text:p text:style-name="P74"><text:span text:style-name="Strong_20_Emphasis"><text:span text:style-name="T4">Прикрепление файлов</text:span></text:span><text:span text:style-name="T4">: Пользователи могут добавлять вложения к задачам.</text:span></text:p>
        </text:list-item>
        <text:list-item>
          <text:p text:style-name="P73"><text:span text:style-name="Strong_20_Emphasis"><text:span text:style-name="T4">Интеграция с внешними API</text:span></text:span><text:span text:style-name="T4">: Возможность отправки уведомлений через email.</text:span></text:p>
        </text:list-item>
      </text:list>
      <text:h text:style-name="P4" text:outline-level="4">3. Интеграция с базой данных</text:h>
      <text:p text:style-name="Text_20_body"><text:span text:style-name="T4">Для хранения данных используется реляционная база данных </text:span><text:span text:style-name="Strong_20_Emphasis"><text:span text:style-name="T4">PostgreSQL</text:span></text:span><text:span text:style-name="T4">. Структура базы данных включает в себя таблицы для пользователей, задач и вложений. Приложение использует </text:span><text:span text:style-name="Strong_20_Emphasis"><text:span text:style-name="T4">Hibernate</text:span></text:span><text:span text:style-name="T4"> для работы с базой данных, что позволяет избежать написания SQL-запросов вручную и минимизировать ошибки.</text:span></text:p>
      <text:h text:style-name="P6" text:outline-level="5">Структура базы данных:</text:h>
      <text:list text:style-name="L60">
        <text:list-item>
          <text:p text:style-name="P76"><text:span text:style-name="Strong_20_Emphasis"><text:span text:style-name="T4">users</text:span></text:span><text:span text:style-name="T4">: Хранит информацию о пользователях (id, имя, email, пароль).</text:span></text:p>
        </text:list-item>
        <text:list-item>
          <text:p text:style-name="P76"><text:span text:style-name="Strong_20_Emphasis"><text:span text:style-name="T4">tasks</text:span></text:span><text:span text:style-name="T4">: Хранит задачи (id, заголовок, описание, статус, дата выполнения, пользователь).</text:span></text:p>
        </text:list-item>
        <text:list-item>
          <text:p text:style-name="P75"><text:span text:style-name="Strong_20_Emphasis"><text:span text:style-name="T4">attachments</text:span></text:span><text:span text:style-name="T4">: Хранит вложения для задач (id, ссылка на файл, задача).</text:span></text:p>
        </text:list-item>
      </text:list>
      <text:h text:style-name="P4" text:outline-level="4">4. Тестирование приложения</text:h>
      <text:p text:style-name="P82">Для тестирования приложения использовались следующие методы:</text:p>
      <text:list text:style-name="L61">
        <text:list-item>
          <text:p text:style-name="P78"><text:span text:style-name="Strong_20_Emphasis"><text:span text:style-name="T4">Юнит-тестирование</text:span></text:span><text:span text:style-name="T4">: с использованием </text:span><text:span text:style-name="Strong_20_Emphasis"><text:span text:style-name="T4">JUnit</text:span></text:span><text:span text:style-name="T4"> для проверки функциональности основных операций, таких как создание, редактирование и удаление задач.</text:span></text:p>
        </text:list-item>
        <text:list-item>
          <text:p text:style-name="P77"><text:span text:style-name="Strong_20_Emphasis"><text:span text:style-name="T4">Нагрузочные тесты</text:span></text:span><text:span text:style-name="T4">: с использованием </text:span><text:span text:style-name="Strong_20_Emphasis"><text:span text:style-name="T4">Apache JMeter</text:span></text:span><text:span text:style-name="T4"> для оценки производительности приложения при одновременных запросах.</text:span></text:p>
        </text:list-item>
      </text:list>
      <text:h text:style-name="P4" text:outline-level="4">5. Расширение функционала</text:h>
      <text:p text:style-name="P82">В будущем приложение может быть дополнено такими функциями, как:</text:p>
      <text:list text:style-name="L62">
        <text:list-item>
          <text:p text:style-name="P79"><text:span text:style-name="Strong_20_Emphasis"><text:span text:style-name="T4">Уведомления по email</text:span></text:span><text:span text:style-name="T4"> о приближающихся сроках.</text:span></text:p>
        </text:list-item>
        <text:list-item>
          <text:p text:style-name="P79"><text:span text:style-name="Strong_20_Emphasis"><text:span text:style-name="T4">Интеграция с Google Calendar</text:span></text:span><text:span text:style-name="T4"> для автоматического добавления задач в календарь.</text:span></text:p>
        </text:list-item>
        <text:list-item>
          <text:p text:style-name="P79"><text:span text:style-name="Strong_20_Emphasis"><text:span text:style-name="T4">Экспорт задач</text:span></text:span><text:span text:style-name="T4"> в форматы CSV и PDF.</text:span></text:p>
        </text:list-item>
        <text:list-item>
          <text:p text:style-name="P80"><text:span text:style-name="Strong_20_Emphasis"><text:span text:style-name="T4">Мобильное приложение</text:span></text:span><text:span text:style-name="T4">, использующее тот же API.</text:span></text:p>
        </text:list-item>
      </text:list>
      <text:h text:style-name="P3" text:outline-level="3"><text:soft-page-break/><text:span text:style-name="T3">Заключение</text:span></text:h>
      <text:p text:style-name="P97"/>
      <text:p text:style-name="P97"/>
      <text:p text:style-name="P82">Разработанное веб-приложение для управления задачами с использованием Java, Spring Boot, Hibernate и PostgreSQL успешно решает задачи по организации рабочего времени и управления задачами. Приложение обладает хорошей производительностью, гибкостью и возможностями для дальнейшего расширения.</text:p>
      <text:p text:style-name="P82">Данная работа показывает, что использование современных технологий позволяет создавать высококачественные и масштабируемые решения для управления задачами, которые могут быть адаптированы под различные сценарии использования.</text:p>
      <text:p text:style-name="P82">Возможности для улучшения и расширения функционала, такие как интеграция с внешними сервисами и создание мобильного приложения, открывают перспективы для коммерческого использования системы.</text:p>
      <text:p text:style-name="P6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4:23:28.449000000</meta:creation-date>
    <dc:date>2025-01-20T14:48:39.436000000</dc:date>
    <meta:editing-duration>PT25M12S</meta:editing-duration>
    <meta:editing-cycles>1</meta:editing-cycles>
    <meta:document-statistic meta:table-count="0" meta:image-count="0" meta:object-count="0" meta:page-count="8" meta:paragraph-count="111" meta:word-count="1381" meta:character-count="11081" meta:non-whitespace-character-count="9857"/>
    <meta:generator>sFree_Office_for_Docs_and_PDF/7.4.2.3$Windows_X86_64 LibreOffice_project/382eef1f22670f7f4118c8c2dd222ec7ad009daf</meta:generator>
  </office:meta>
</office:document-meta>
</file>